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9.77mm" svg:height="147.42mm" svg:x="4950.75mm" svg:y="38.25mm">
            <loext:p draw:notify-on-update-of-ranges="merge_obj.A3:merge_obj.IQ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4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24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45"/>
        </table:table-row>
        <table:table-row table:style-name="ro1">
          <table:table-cell office:value-type="float" office:value="369681000" calcext:value-type="float">
            <text:p>369681000</text:p>
          </table:table-cell>
          <table:table-cell office:value-type="float" office:value="369331000" calcext:value-type="float">
            <text:p>369331000</text:p>
          </table:table-cell>
          <table:table-cell office:value-type="float" office:value="369655000" calcext:value-type="float">
            <text:p>369655000</text:p>
          </table:table-cell>
          <table:table-cell office:value-type="float" office:value="369420000" calcext:value-type="float">
            <text:p>369420000</text:p>
          </table:table-cell>
          <table:table-cell office:value-type="float" office:value="369466000" calcext:value-type="float">
            <text:p>369466000</text:p>
          </table:table-cell>
          <table:table-cell office:value-type="float" office:value="369396000" calcext:value-type="float">
            <text:p>369396000</text:p>
          </table:table-cell>
          <table:table-cell office:value-type="float" office:value="369563000" calcext:value-type="float">
            <text:p>369563000</text:p>
          </table:table-cell>
          <table:table-cell office:value-type="float" office:value="369577000" calcext:value-type="float">
            <text:p>369577000</text:p>
          </table:table-cell>
          <table:table-cell office:value-type="float" office:value="369410000" calcext:value-type="float">
            <text:p>369410000</text:p>
          </table:table-cell>
          <table:table-cell office:value-type="float" office:value="369382000" calcext:value-type="float">
            <text:p>369382000</text:p>
          </table:table-cell>
          <table:table-cell office:value-type="float" office:value="369689000" calcext:value-type="float">
            <text:p>369689000</text:p>
          </table:table-cell>
          <table:table-cell office:value-type="float" office:value="369651000" calcext:value-type="float">
            <text:p>369651000</text:p>
          </table:table-cell>
          <table:table-cell office:value-type="float" office:value="369337000" calcext:value-type="float">
            <text:p>369337000</text:p>
          </table:table-cell>
          <table:table-cell office:value-type="float" office:value="369114000" calcext:value-type="float">
            <text:p>369114000</text:p>
          </table:table-cell>
          <table:table-cell office:value-type="float" office:value="369829000" calcext:value-type="float">
            <text:p>369829000</text:p>
          </table:table-cell>
          <table:table-cell office:value-type="float" office:value="369553000" calcext:value-type="float">
            <text:p>369553000</text:p>
          </table:table-cell>
          <table:table-cell office:value-type="float" office:value="369151000" calcext:value-type="float">
            <text:p>369151000</text:p>
          </table:table-cell>
          <table:table-cell office:value-type="float" office:value="369539000" calcext:value-type="float">
            <text:p>369539000</text:p>
          </table:table-cell>
          <table:table-cell office:value-type="float" office:value="369361000" calcext:value-type="float">
            <text:p>369361000</text:p>
          </table:table-cell>
          <table:table-cell office:value-type="float" office:value="369620000" calcext:value-type="float">
            <text:p>369620000</text:p>
          </table:table-cell>
          <table:table-cell table:number-columns-repeated="35" office:value-type="float" office:value="374499000" calcext:value-type="float">
            <text:p>374499000</text:p>
          </table:table-cell>
          <table:table-cell office:value-type="float" office:value="376315000" calcext:value-type="float">
            <text:p>376315000</text:p>
          </table:table-cell>
          <table:table-cell office:value-type="float" office:value="376366000" calcext:value-type="float">
            <text:p>376366000</text:p>
          </table:table-cell>
          <table:table-cell office:value-type="float" office:value="376312000" calcext:value-type="float">
            <text:p>376312000</text:p>
          </table:table-cell>
          <table:table-cell office:value-type="float" office:value="376338000" calcext:value-type="float">
            <text:p>376338000</text:p>
          </table:table-cell>
          <table:table-cell office:value-type="float" office:value="376367000" calcext:value-type="float">
            <text:p>376367000</text:p>
          </table:table-cell>
          <table:table-cell office:value-type="float" office:value="376527000" calcext:value-type="float">
            <text:p>376527000</text:p>
          </table:table-cell>
          <table:table-cell office:value-type="float" office:value="376536000" calcext:value-type="float">
            <text:p>376536000</text:p>
          </table:table-cell>
          <table:table-cell office:value-type="float" office:value="376323000" calcext:value-type="float">
            <text:p>376323000</text:p>
          </table:table-cell>
          <table:table-cell office:value-type="float" office:value="376463000" calcext:value-type="float">
            <text:p>376463000</text:p>
          </table:table-cell>
          <table:table-cell office:value-type="float" office:value="376501000" calcext:value-type="float">
            <text:p>376501000</text:p>
          </table:table-cell>
          <table:table-cell office:value-type="float" office:value="376291000" calcext:value-type="float">
            <text:p>376291000</text:p>
          </table:table-cell>
          <table:table-cell office:value-type="float" office:value="376499000" calcext:value-type="float">
            <text:p>376499000</text:p>
          </table:table-cell>
          <table:table-cell office:value-type="float" office:value="376378000" calcext:value-type="float">
            <text:p>376378000</text:p>
          </table:table-cell>
          <table:table-cell office:value-type="float" office:value="376449000" calcext:value-type="float">
            <text:p>376449000</text:p>
          </table:table-cell>
          <table:table-cell office:value-type="float" office:value="376344000" calcext:value-type="float">
            <text:p>376344000</text:p>
          </table:table-cell>
          <table:table-cell office:value-type="float" office:value="376383000" calcext:value-type="float">
            <text:p>376383000</text:p>
          </table:table-cell>
          <table:table-cell office:value-type="float" office:value="376581000" calcext:value-type="float">
            <text:p>376581000</text:p>
          </table:table-cell>
          <table:table-cell office:value-type="float" office:value="376501000" calcext:value-type="float">
            <text:p>376501000</text:p>
          </table:table-cell>
          <table:table-cell office:value-type="float" office:value="376431000" calcext:value-type="float">
            <text:p>376431000</text:p>
          </table:table-cell>
          <table:table-cell office:value-type="float" office:value="376491000" calcext:value-type="float">
            <text:p>376491000</text:p>
          </table:table-cell>
          <table:table-cell office:value-type="float" office:value="376470000" calcext:value-type="float">
            <text:p>376470000</text:p>
          </table:table-cell>
          <table:table-cell office:value-type="float" office:value="376450000" calcext:value-type="float">
            <text:p>376450000</text:p>
          </table:table-cell>
          <table:table-cell office:value-type="float" office:value="376487000" calcext:value-type="float">
            <text:p>376487000</text:p>
          </table:table-cell>
          <table:table-cell office:value-type="float" office:value="376456000" calcext:value-type="float">
            <text:p>376456000</text:p>
          </table:table-cell>
          <table:table-cell office:value-type="float" office:value="376438000" calcext:value-type="float">
            <text:p>376438000</text:p>
          </table:table-cell>
          <table:table-cell office:value-type="float" office:value="376532000" calcext:value-type="float">
            <text:p>376532000</text:p>
          </table:table-cell>
          <table:table-cell office:value-type="float" office:value="376440000" calcext:value-type="float">
            <text:p>376440000</text:p>
          </table:table-cell>
          <table:table-cell office:value-type="float" office:value="376493000" calcext:value-type="float">
            <text:p>376493000</text:p>
          </table:table-cell>
          <table:table-cell office:value-type="float" office:value="376475000" calcext:value-type="float">
            <text:p>376475000</text:p>
          </table:table-cell>
          <table:table-cell office:value-type="float" office:value="376319000" calcext:value-type="float">
            <text:p>376319000</text:p>
          </table:table-cell>
          <table:table-cell office:value-type="float" office:value="376372000" calcext:value-type="float">
            <text:p>376372000</text:p>
          </table:table-cell>
          <table:table-cell office:value-type="float" office:value="376423000" calcext:value-type="float">
            <text:p>376423000</text:p>
          </table:table-cell>
          <table:table-cell office:value-type="float" office:value="376503000" calcext:value-type="float">
            <text:p>376503000</text:p>
          </table:table-cell>
          <table:table-cell office:value-type="float" office:value="376322000" calcext:value-type="float">
            <text:p>376322000</text:p>
          </table:table-cell>
          <table:table-cell office:value-type="float" office:value="376518000" calcext:value-type="float">
            <text:p>376518000</text:p>
          </table:table-cell>
          <table:table-cell office:value-type="float" office:value="376604000" calcext:value-type="float">
            <text:p>376604000</text:p>
          </table:table-cell>
          <table:table-cell office:value-type="float" office:value="376473000" calcext:value-type="float">
            <text:p>376473000</text:p>
          </table:table-cell>
          <table:table-cell office:value-type="float" office:value="376293000" calcext:value-type="float">
            <text:p>376293000</text:p>
          </table:table-cell>
          <table:table-cell office:value-type="float" office:value="376380000" calcext:value-type="float">
            <text:p>376380000</text:p>
          </table:table-cell>
          <table:table-cell office:value-type="float" office:value="376378000" calcext:value-type="float">
            <text:p>376378000</text:p>
          </table:table-cell>
          <table:table-cell office:value-type="float" office:value="376552000" calcext:value-type="float">
            <text:p>376552000</text:p>
          </table:table-cell>
          <table:table-cell office:value-type="float" office:value="376541000" calcext:value-type="float">
            <text:p>376541000</text:p>
          </table:table-cell>
          <table:table-cell office:value-type="float" office:value="376405000" calcext:value-type="float">
            <text:p>376405000</text:p>
          </table:table-cell>
          <table:table-cell office:value-type="float" office:value="376491000" calcext:value-type="float">
            <text:p>376491000</text:p>
          </table:table-cell>
          <table:table-cell office:value-type="float" office:value="376373000" calcext:value-type="float">
            <text:p>376373000</text:p>
          </table:table-cell>
          <table:table-cell office:value-type="float" office:value="376474000" calcext:value-type="float">
            <text:p>376474000</text:p>
          </table:table-cell>
          <table:table-cell office:value-type="float" office:value="376360000" calcext:value-type="float">
            <text:p>376360000</text:p>
          </table:table-cell>
          <table:table-cell office:value-type="float" office:value="376278000" calcext:value-type="float">
            <text:p>376278000</text:p>
          </table:table-cell>
          <table:table-cell office:value-type="float" office:value="376524000" calcext:value-type="float">
            <text:p>376524000</text:p>
          </table:table-cell>
          <table:table-cell office:value-type="float" office:value="376316000" calcext:value-type="float">
            <text:p>376316000</text:p>
          </table:table-cell>
          <table:table-cell table:number-columns-repeated="65" office:value-type="float" office:value="384866000" calcext:value-type="float">
            <text:p>384866000</text:p>
          </table:table-cell>
          <table:table-cell table:number-columns-repeated="81" office:value-type="float" office:value="384910000" calcext:value-type="float">
            <text:p>3849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5:11:10.315144946</dc:date>
    <meta:editing-duration>PT1M49S</meta:editing-duration>
    <meta:editing-cycles>1</meta:editing-cycles>
    <meta:document-statistic meta:table-count="1" meta:cell-count="26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78cm" svg:height="14.743cm" xlink:href=".." xlink:type="simple" chart:class="chart:line" chart:style-name="ch1">
        <chart:title svg:x="7.368cm" svg:y="0.43cm" chart:style-name="ch2">
          <text:p>kd - simple merge (20+15/5) - max 3.849e+08</text:p>
        </chart:title>
        <chart:plot-area chart:style-name="ch3" table:cell-range-address="merge_obj.A3:merge_obj.IQ3" svg:x="1.49cm" svg:y="1.503cm" svg:width="22.009cm" svg:height="11.965cm">
          <chartooo:coordinate-region svg:x="3.408cm" svg:y="1.624cm" svg:width="20.091cm" svg:height="10.842cm"/>
          <chart:axis chart:dimension="x" chart:name="primary-x" chart:style-name="ch4">
            <chart:title svg:x="11.537cm" svg:y="13.762cm" chart:style-name="ch5">
              <text:p>SA Iterations</text:p>
            </chart:title>
          </chart:axis>
          <chart:axis chart:dimension="y" chart:name="primary-y" chart:style-name="ch4">
            <chart:title svg:x="0.451cm" svg:y="8.667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IQ3" chart:class="chart:line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69681000">
                <text:p>369681000</text:p>
                <draw:g>
                  <svg:desc>merge_obj.A3:merge_obj.IQ3</svg:desc>
                </draw:g>
              </table:table-cell>
              <table:table-cell office:value-type="float" office:value="369331000">
                <text:p>369331000</text:p>
              </table:table-cell>
              <table:table-cell office:value-type="float" office:value="369655000">
                <text:p>369655000</text:p>
              </table:table-cell>
              <table:table-cell office:value-type="float" office:value="369420000">
                <text:p>369420000</text:p>
              </table:table-cell>
              <table:table-cell office:value-type="float" office:value="369466000">
                <text:p>369466000</text:p>
              </table:table-cell>
              <table:table-cell office:value-type="float" office:value="369396000">
                <text:p>369396000</text:p>
              </table:table-cell>
              <table:table-cell office:value-type="float" office:value="369563000">
                <text:p>369563000</text:p>
              </table:table-cell>
              <table:table-cell office:value-type="float" office:value="369577000">
                <text:p>369577000</text:p>
              </table:table-cell>
              <table:table-cell office:value-type="float" office:value="369410000">
                <text:p>369410000</text:p>
              </table:table-cell>
              <table:table-cell office:value-type="float" office:value="369382000">
                <text:p>369382000</text:p>
              </table:table-cell>
              <table:table-cell office:value-type="float" office:value="369689000">
                <text:p>369689000</text:p>
              </table:table-cell>
              <table:table-cell office:value-type="float" office:value="369651000">
                <text:p>369651000</text:p>
              </table:table-cell>
              <table:table-cell office:value-type="float" office:value="369337000">
                <text:p>369337000</text:p>
              </table:table-cell>
              <table:table-cell office:value-type="float" office:value="369114000">
                <text:p>369114000</text:p>
              </table:table-cell>
              <table:table-cell office:value-type="float" office:value="369829000">
                <text:p>369829000</text:p>
              </table:table-cell>
              <table:table-cell office:value-type="float" office:value="369553000">
                <text:p>369553000</text:p>
              </table:table-cell>
              <table:table-cell office:value-type="float" office:value="369151000">
                <text:p>369151000</text:p>
              </table:table-cell>
              <table:table-cell office:value-type="float" office:value="369539000">
                <text:p>369539000</text:p>
              </table:table-cell>
              <table:table-cell office:value-type="float" office:value="369361000">
                <text:p>369361000</text:p>
              </table:table-cell>
              <table:table-cell office:value-type="float" office:value="369620000">
                <text:p>369620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4499000">
                <text:p>374499000</text:p>
              </table:table-cell>
              <table:table-cell office:value-type="float" office:value="376315000">
                <text:p>376315000</text:p>
              </table:table-cell>
              <table:table-cell office:value-type="float" office:value="376366000">
                <text:p>376366000</text:p>
              </table:table-cell>
              <table:table-cell office:value-type="float" office:value="376312000">
                <text:p>376312000</text:p>
              </table:table-cell>
              <table:table-cell office:value-type="float" office:value="376338000">
                <text:p>376338000</text:p>
              </table:table-cell>
              <table:table-cell office:value-type="float" office:value="376367000">
                <text:p>376367000</text:p>
              </table:table-cell>
              <table:table-cell office:value-type="float" office:value="376527000">
                <text:p>376527000</text:p>
              </table:table-cell>
              <table:table-cell office:value-type="float" office:value="376536000">
                <text:p>376536000</text:p>
              </table:table-cell>
              <table:table-cell office:value-type="float" office:value="376323000">
                <text:p>376323000</text:p>
              </table:table-cell>
              <table:table-cell office:value-type="float" office:value="376463000">
                <text:p>376463000</text:p>
              </table:table-cell>
              <table:table-cell office:value-type="float" office:value="376501000">
                <text:p>376501000</text:p>
              </table:table-cell>
              <table:table-cell office:value-type="float" office:value="376291000">
                <text:p>376291000</text:p>
              </table:table-cell>
              <table:table-cell office:value-type="float" office:value="376499000">
                <text:p>376499000</text:p>
              </table:table-cell>
              <table:table-cell office:value-type="float" office:value="376378000">
                <text:p>376378000</text:p>
              </table:table-cell>
              <table:table-cell office:value-type="float" office:value="376449000">
                <text:p>376449000</text:p>
              </table:table-cell>
              <table:table-cell office:value-type="float" office:value="376344000">
                <text:p>376344000</text:p>
              </table:table-cell>
              <table:table-cell office:value-type="float" office:value="376383000">
                <text:p>376383000</text:p>
              </table:table-cell>
              <table:table-cell office:value-type="float" office:value="376581000">
                <text:p>376581000</text:p>
              </table:table-cell>
              <table:table-cell office:value-type="float" office:value="376501000">
                <text:p>376501000</text:p>
              </table:table-cell>
              <table:table-cell office:value-type="float" office:value="376431000">
                <text:p>376431000</text:p>
              </table:table-cell>
              <table:table-cell office:value-type="float" office:value="376491000">
                <text:p>376491000</text:p>
              </table:table-cell>
              <table:table-cell office:value-type="float" office:value="376470000">
                <text:p>376470000</text:p>
              </table:table-cell>
              <table:table-cell office:value-type="float" office:value="376450000">
                <text:p>376450000</text:p>
              </table:table-cell>
              <table:table-cell office:value-type="float" office:value="376487000">
                <text:p>376487000</text:p>
              </table:table-cell>
              <table:table-cell office:value-type="float" office:value="376456000">
                <text:p>376456000</text:p>
              </table:table-cell>
              <table:table-cell office:value-type="float" office:value="376438000">
                <text:p>376438000</text:p>
              </table:table-cell>
              <table:table-cell office:value-type="float" office:value="376532000">
                <text:p>376532000</text:p>
              </table:table-cell>
              <table:table-cell office:value-type="float" office:value="376440000">
                <text:p>376440000</text:p>
              </table:table-cell>
              <table:table-cell office:value-type="float" office:value="376493000">
                <text:p>376493000</text:p>
              </table:table-cell>
              <table:table-cell office:value-type="float" office:value="376475000">
                <text:p>376475000</text:p>
              </table:table-cell>
              <table:table-cell office:value-type="float" office:value="376319000">
                <text:p>376319000</text:p>
              </table:table-cell>
              <table:table-cell office:value-type="float" office:value="376372000">
                <text:p>376372000</text:p>
              </table:table-cell>
              <table:table-cell office:value-type="float" office:value="376423000">
                <text:p>376423000</text:p>
              </table:table-cell>
              <table:table-cell office:value-type="float" office:value="376503000">
                <text:p>376503000</text:p>
              </table:table-cell>
              <table:table-cell office:value-type="float" office:value="376322000">
                <text:p>376322000</text:p>
              </table:table-cell>
              <table:table-cell office:value-type="float" office:value="376518000">
                <text:p>376518000</text:p>
              </table:table-cell>
              <table:table-cell office:value-type="float" office:value="376604000">
                <text:p>376604000</text:p>
              </table:table-cell>
              <table:table-cell office:value-type="float" office:value="376473000">
                <text:p>376473000</text:p>
              </table:table-cell>
              <table:table-cell office:value-type="float" office:value="376293000">
                <text:p>376293000</text:p>
              </table:table-cell>
              <table:table-cell office:value-type="float" office:value="376380000">
                <text:p>376380000</text:p>
              </table:table-cell>
              <table:table-cell office:value-type="float" office:value="376378000">
                <text:p>376378000</text:p>
              </table:table-cell>
              <table:table-cell office:value-type="float" office:value="376552000">
                <text:p>376552000</text:p>
              </table:table-cell>
              <table:table-cell office:value-type="float" office:value="376541000">
                <text:p>376541000</text:p>
              </table:table-cell>
              <table:table-cell office:value-type="float" office:value="376405000">
                <text:p>376405000</text:p>
              </table:table-cell>
              <table:table-cell office:value-type="float" office:value="376491000">
                <text:p>376491000</text:p>
              </table:table-cell>
              <table:table-cell office:value-type="float" office:value="376373000">
                <text:p>376373000</text:p>
              </table:table-cell>
              <table:table-cell office:value-type="float" office:value="376474000">
                <text:p>376474000</text:p>
              </table:table-cell>
              <table:table-cell office:value-type="float" office:value="376360000">
                <text:p>376360000</text:p>
              </table:table-cell>
              <table:table-cell office:value-type="float" office:value="376278000">
                <text:p>376278000</text:p>
              </table:table-cell>
              <table:table-cell office:value-type="float" office:value="376524000">
                <text:p>376524000</text:p>
              </table:table-cell>
              <table:table-cell office:value-type="float" office:value="376316000">
                <text:p>37631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866000">
                <text:p>384866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  <table:table-cell office:value-type="float" office:value="384910000">
                <text:p>3849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